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eeeeee" loext:opacity="100%" style:font-name="Cambria" officeooo:rsid="001588a8" officeooo:paragraph-rsid="001588a8"/>
    </style:style>
    <style:style style:name="P2" style:family="paragraph" style:parent-style-name="Standard">
      <style:text-properties fo:color="#eeeeee" loext:opacity="100%" style:font-name="Cambria" officeooo:rsid="001588a8" officeooo:paragraph-rsid="001b11f5"/>
    </style:style>
    <style:style style:name="P3" style:family="paragraph" style:parent-style-name="Standard">
      <style:paragraph-properties fo:text-align="start" style:justify-single-word="false"/>
      <style:text-properties fo:color="#eeeeee" loext:opacity="100%" style:font-name="Cambria" officeooo:rsid="001588a8" officeooo:paragraph-rsid="001fb47e"/>
    </style:style>
    <style:style style:name="P4" style:family="paragraph" style:parent-style-name="Standard">
      <style:text-properties fo:color="#eeeeee" loext:opacity="100%" style:font-name="Cambria" officeooo:rsid="001588a8" officeooo:paragraph-rsid="001fb47e"/>
    </style:style>
    <style:style style:name="P5" style:family="paragraph" style:parent-style-name="Standard">
      <style:text-properties fo:color="#eeeeee" loext:opacity="100%" style:font-name="Cambria" officeooo:rsid="0019db4b" officeooo:paragraph-rsid="0019db4b"/>
    </style:style>
    <style:style style:name="P6" style:family="paragraph" style:parent-style-name="Standard">
      <style:text-properties fo:color="#eeeeee" loext:opacity="100%" style:font-name="Cambria" officeooo:rsid="0019db4b" officeooo:paragraph-rsid="001fb47e"/>
    </style:style>
    <style:style style:name="P7" style:family="paragraph" style:parent-style-name="Standard">
      <style:text-properties fo:color="#eeeeee" loext:opacity="100%" style:font-name="Cambria" officeooo:rsid="001b11f5" officeooo:paragraph-rsid="001b11f5"/>
    </style:style>
    <style:style style:name="P8" style:family="paragraph" style:parent-style-name="Standard">
      <style:text-properties fo:color="#eeeeee" loext:opacity="100%" style:font-name="Cambria" officeooo:rsid="001b11f5" officeooo:paragraph-rsid="001dc72c"/>
    </style:style>
    <style:style style:name="P9" style:family="paragraph" style:parent-style-name="Standard">
      <style:text-properties fo:color="#eeeeee" loext:opacity="100%" style:font-name="Cambria" officeooo:rsid="001dc72c" officeooo:paragraph-rsid="001dc72c"/>
    </style:style>
    <style:style style:name="P10" style:family="paragraph" style:parent-style-name="Standard">
      <style:text-properties fo:color="#eeeeee" loext:opacity="100%" style:font-name="Cambria" officeooo:rsid="001588a8" officeooo:paragraph-rsid="001588a8" fo:background-color="#611729"/>
    </style:style>
    <style:style style:name="P11" style:family="paragraph" style:parent-style-name="Standard">
      <style:text-properties fo:color="#eeeeee" loext:opacity="100%" style:font-name="Cambria" officeooo:rsid="001588a8" officeooo:paragraph-rsid="001588a8" fo:background-color="#224b12"/>
    </style:style>
    <style:style style:name="P12" style:family="paragraph" style:parent-style-name="Standard">
      <style:text-properties fo:color="#eeeeee" loext:opacity="100%" style:font-name="Cambria" officeooo:rsid="001b11f5" officeooo:paragraph-rsid="001b11f5" fo:background-color="#224b12"/>
    </style:style>
    <style:style style:name="P13" style:family="paragraph" style:parent-style-name="Standard">
      <style:paragraph-properties fo:text-align="start" style:justify-single-word="false"/>
      <style:text-properties fo:color="#eeeeee" loext:opacity="100%" style:font-name="Cambria" officeooo:paragraph-rsid="001fb47e"/>
    </style:style>
    <style:style style:name="P14" style:family="paragraph" style:parent-style-name="Standard">
      <style:text-properties fo:color="#eeeeee" loext:opacity="100%" style:font-name="Cambria" officeooo:rsid="001882c5" officeooo:paragraph-rsid="001fb47e"/>
    </style:style>
    <style:style style:name="P15" style:family="paragraph" style:parent-style-name="Standard">
      <style:text-properties fo:color="#eeeeee" loext:opacity="100%" style:font-name="Cambria" officeooo:rsid="001fb47e" officeooo:paragraph-rsid="001fb47e"/>
    </style:style>
    <style:style style:name="P16" style:family="paragraph" style:parent-style-name="Standard">
      <style:paragraph-properties fo:text-align="start" style:justify-single-word="false"/>
      <style:text-properties fo:color="#eeeeee" loext:opacity="100%" style:font-name="Cambria" officeooo:rsid="001e7826" officeooo:paragraph-rsid="001fb47e"/>
    </style:style>
    <style:style style:name="P17" style:family="paragraph" style:parent-style-name="Standard">
      <style:text-properties fo:color="#eeeeee" loext:opacity="100%" style:font-name="Cambria" officeooo:rsid="00183d46" officeooo:paragraph-rsid="001fb47e"/>
    </style:style>
    <style:style style:name="P18" style:family="paragraph" style:parent-style-name="Standard">
      <style:paragraph-properties fo:text-align="start" style:justify-single-word="false"/>
      <style:text-properties fo:color="#eeeeee" loext:opacity="100%" style:font-name="Cambria"/>
    </style:style>
    <style:style style:name="P19" style:family="paragraph" style:parent-style-name="Standard">
      <style:paragraph-properties fo:text-align="start" style:justify-single-word="false"/>
      <style:text-properties fo:color="#eeeeee" loext:opacity="100%" style:font-name="Cambria" officeooo:rsid="0019db4b" officeooo:paragraph-rsid="001fb47e"/>
    </style:style>
    <style:style style:name="P20" style:family="paragraph" style:parent-style-name="Standard">
      <style:paragraph-properties fo:text-align="start" style:justify-single-word="false"/>
      <style:text-properties fo:color="#eeeeee" loext:opacity="100%" style:font-name="Cambria" officeooo:paragraph-rsid="0019db4b" fo:background-color="#224b12"/>
    </style:style>
    <style:style style:name="P21" style:family="paragraph" style:parent-style-name="Standard">
      <style:paragraph-properties fo:text-align="start" style:justify-single-word="false"/>
      <style:text-properties officeooo:paragraph-rsid="0019db4b"/>
    </style:style>
    <style:style style:name="P22" style:family="paragraph" style:parent-style-name="Standard">
      <style:paragraph-properties fo:text-align="start" style:justify-single-word="false"/>
      <style:text-properties officeooo:paragraph-rsid="001fb47e"/>
    </style:style>
    <style:style style:name="T1" style:family="text">
      <style:text-properties fo:color="#000000" loext:opacity="100%"/>
    </style:style>
    <style:style style:name="T2" style:family="text">
      <style:text-properties fo:color="#eeeeee" loext:opacity="100%" style:font-name="Cambria"/>
    </style:style>
    <style:style style:name="T3" style:family="text">
      <style:text-properties fo:color="#eeeeee" loext:opacity="100%" style:font-name="Cambria" officeooo:rsid="0019db4b"/>
    </style:style>
    <style:style style:name="T4" style:family="text">
      <style:text-properties fo:color="#eeeeee" loext:opacity="100%" style:font-name="Cambria" officeooo:rsid="001fb47e"/>
    </style:style>
    <style:style style:name="T5" style:family="text">
      <style:text-properties officeooo:rsid="0019db4b"/>
    </style:style>
    <style:style style:name="T6" style:family="text">
      <style:text-properties officeooo:rsid="001b11f5"/>
    </style:style>
    <style:style style:name="T7" style:family="text">
      <style:text-properties officeooo:rsid="001bc8c1"/>
    </style:style>
    <style:style style:name="T8" style:family="text">
      <style:text-properties officeooo:rsid="001dc72c"/>
    </style:style>
    <style:style style:name="T9" style:family="text">
      <style:text-properties officeooo:rsid="001fb47e"/>
    </style:style>
    <style:style style:name="T10" style:family="text">
      <style:text-properties officeooo:rsid="001877b1"/>
    </style:style>
    <style:style style:name="T11" style:family="text">
      <style:text-properties officeooo:rsid="00183d46"/>
    </style:style>
    <style:style style:name="T12" style:family="text">
      <style:text-properties officeooo:rsid="001e7826"/>
    </style:style>
    <style:style style:name="T13" style:family="text">
      <style:text-properties officeooo:rsid="002063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 loext:marker-style-name="T1">@Book of the Dead</text:p>
      <text:p text:style-name="P21" loext:marker-style-name="T1"><text:span text:style-name="T2">This is </text:span><text:span text:style-name="T3">Augustus Adams age 23.</text:span></text:p>
      <text:p text:style-name="P13">+Information: 1</text:p>
      <text:p text:style-name="P19">+Close: -1</text:p>
      <text:p text:style-name="P18" loext:marker-style-name="T1"/>
      <text:p text:style-name="P18" loext:marker-style-name="T1"/>
      <text:p text:style-name="P13">@Book of the Dead</text:p>
      <text:p text:style-name="P13">The Book of the dead records information on each and every soul after they die.</text:p>
      <text:p text:style-name="P13"/>
      <text:p text:style-name="P13"/>
      <text:p text:style-name="P13">@Book of the Dead</text:p>
      <text:p text:style-name="P13">What do you want to know about this person?</text:p>
      <text:p text:style-name="P13">+Cause of death : <text:span text:style-name="T11">5</text:span></text:p>
      <text:p text:style-name="P13">+Personality : <text:span text:style-name="T12">1</text:span><text:span text:style-name="T9">0</text:span></text:p>
      <text:p text:style-name="P16">+Random Fact : 1<text:span text:style-name="T9">3</text:span></text:p>
      <text:p text:style-name="P3">+Make Choice : 3</text:p>
      <text:p text:style-name="P3"/>
      <text:p text:style-name="P3"/>
      <text:p text:style-name="P3">@Book of the Dead</text:p>
      <text:p text:style-name="P3">Will you</text:p>
      <text:p text:style-name="P3">+Harverst : -1</text:p>
      <text:p text:style-name="P3">+Save : <text:span text:style-name="T11">4</text:span></text:p>
      <text:p text:style-name="P3">+Still Deciding : -1</text:p>
      <text:p text:style-name="P17"/>
      <text:p text:style-name="P17"/>
      <text:p text:style-name="P17">Saved Text</text:p>
      <text:p text:style-name="P4">@Book of the Dead</text:p>
      <text:p text:style-name="P14"><text:span text:style-name="T5">Augustus</text:span> will live on another day. <text:s/>It’s left to fate to see what will become of <text:span text:style-name="T9">him</text:span>. : -<text:span text:style-name="T10">1</text:span></text:p>
      <text:p text:style-name="P1"/>
      <text:p text:style-name="P1"/>
      <text:p text:style-name="P11">Cause of death</text:p>
      <text:p text:style-name="P10"/>
      <text:p text:style-name="P1">@Book of the Dead</text:p>
      <text:p text:style-name="P9">Augustus entered an eating competition, where competitors were tasked with eating as much chocolate cake as possible in one hour.</text:p>
      <text:p text:style-name="P1"/>
      <text:p text:style-name="P4">@Book of the Dead</text:p>
      <text:p text:style-name="P15">He was confident he would win, eating was the one thing he had always been very good at. <text:s text:c="2"/>The crowed looked on eagerly as the competition began.</text:p>
      <text:p text:style-name="P15"/>
      <text:p text:style-name="P4">@Book of the Dead</text:p>
      <text:p text:style-name="P15">He ate and he ate, polishing off 3 whole cakes in only fifteen minutes. <text:s/>It was almost as if he was inhaling them.</text:p>
      <text:p text:style-name="P15"/>
      <text:p text:style-name="P4">@Book of the Dead</text:p>
      <text:p text:style-name="P15">It turned out however, that he was inhaling them. <text:s/>The onlookers faces turned from glee to horror as Augustus's face slowly turned blue, his lungs to<text:span text:style-name="T13">o</text:span> full of cake to take in any oxygen.</text:p>
      <text:p text:style-name="P15"/>
      <text:p text:style-name="P4">@Book of the Dead</text:p>
      <text:p text:style-name="P15">He drowned in chocolate, perhaps not the worst way to go. : 2</text:p>
      <text:p text:style-name="P1"/>
      <text:p text:style-name="P11"><text:soft-page-break/>Personality</text:p>
      <text:p text:style-name="P1"/>
      <text:p text:style-name="P1">@Book of the Dead</text:p>
      <text:p text:style-name="P7">Augustus live<text:span text:style-name="T9">d</text:span> by himself, indulging in his two passions of sugary foods and video games.</text:p>
      <text:p text:style-name="P7"/>
      <text:p text:style-name="P2">@Book of the Dead</text:p>
      <text:p text:style-name="P7">At the young age of 23 he already weighed 300 pounds, <text:span text:style-name="T7">hav</text:span><text:span text:style-name="T13">ing</text:span><text:span text:style-name="T7"> been obese since early childhood. <text:s/>He had no intention of dieting and was happy with his size despite his doctors’ objections.</text:span></text:p>
      <text:p text:style-name="P7"/>
      <text:p text:style-name="P7"/>
      <text:p text:style-name="P2">@Book of the Dead</text:p>
      <text:p text:style-name="P22" loext:marker-style-name="T1"><text:span text:style-name="T6">He</text:span><text:span text:style-name="T5"> </text:span><text:span text:style-name="T8">also </text:span><text:span text:style-name="T5">loved dogs, he loved them so much he ate one. <text:s/>Don’t worry it was made of chocolate, at least I hope it was. </text:span><text:span text:style-name="T4">: 2</text:span></text:p>
      <text:p text:style-name="P21" loext:marker-style-name="T1"/>
      <text:p text:style-name="P21" loext:marker-style-name="T1"/>
      <text:p text:style-name="P20" loext:marker-style-name="T1"><text:span text:style-name="T5">Random fact</text:span></text:p>
      <text:p text:style-name="P5">@Book of the Dead</text:p>
      <text:p text:style-name="P6">As a child Augustus got a unique opportunity to get a tour of a chocolate factory. <text:s text:c="2"/>Unfortunately, he was kicked out before the tour was over for eating too much of the product. <text:span text:style-name="T9">: 2</text:span></text:p>
      <text:p text:style-name="P5"/>
      <text:p text:style-name="P7"/>
      <text:p text:style-name="P7"/>
      <text:p text:style-name="P7"/>
      <text:p text:style-name="P12">On revival</text:p>
      <text:p text:style-name="P7"/>
      <text:p text:style-name="P8">Shocked by his sudden recovery, Augustus decided to loose weight, work hard and change his whole life for the better. <text:s/></text:p>
      <text:p text:style-name="P8"/>
      <text:p text:style-name="P8">Unfortunately the change only lasted a week. <text:s/>He died of a heart attack at age 31 weighing over 650 pounds. <text:s/>A life he considered well lived.</text:p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1c1c1c"/>
      <style:paragraph-properties fo:background-color="#1c1c1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1c1c1c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1c1c1c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3H26M23S</meta:editing-duration>
    <meta:editing-cycles>10</meta:editing-cycles>
    <meta:generator>LibreOffice/7.6.2.1$Windows_X86_64 LibreOffice_project/56f7684011345957bbf33a7ee678afaf4d2ba333</meta:generator>
    <dc:date>2023-10-22T12:00:40.669000000</dc:date>
    <meta:document-statistic meta:table-count="0" meta:image-count="0" meta:object-count="0" meta:page-count="2" meta:paragraph-count="44" meta:word-count="420" meta:character-count="2154" meta:non-whitespace-character-count="1765"/>
  </office:meta>
</office:document-meta>
</file>